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/>
    </style:style>
    <style:style style:name="P3" style:parent-style-name="ListParagraph" style:family="paragraph"/>
    <style:style style:name="T4" style:parent-style-name="DefaultParagraphFont" style:family="text">
      <style:text-properties style:font-name="Courier New" style:font-name-asian="Times New Roman" style:font-name-complex="Courier New"/>
    </style:style>
    <style:style style:name="P5" style:parent-style-name="ListParagraph" style:family="paragraph"/>
    <style:style style:name="T6" style:parent-style-name="DefaultParagraphFont" style:family="text">
      <style:text-properties style:font-name="Courier New" style:font-name-asian="Times New Roman" style:font-name-complex="Courier New" style:font-size-complex="10pt"/>
    </style:style>
    <style:style style:name="P7" style:parent-style-name="ListParagraph" style:family="paragraph"/>
    <style:style style:name="T8" style:parent-style-name="DefaultParagraphFont" style:family="text">
      <style:text-properties style:font-name="Courier New" style:font-name-asian="Times New Roman" style:font-name-complex="Courier New" style:font-size-complex="10pt"/>
    </style:style>
    <style:style style:name="P9" style:parent-style-name="ListParagraph" style:family="paragraph"/>
    <style:style style:name="T10" style:parent-style-name="DefaultParagraphFont" style:family="text">
      <style:text-properties style:font-name="Courier New" style:font-name-asian="Times New Roman" style:font-name-complex="Courier New" style:font-size-complex="10pt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/>
    <style:style style:name="T13" style:parent-style-name="DefaultParagraphFont" style:family="text">
      <style:text-properties style:font-name="Courier New" style:font-name-asian="Times New Roman" style:font-name-complex="Courier New"/>
    </style:style>
    <style:style style:name="P14" style:parent-style-name="Normal" style:family="paragraph"/>
    <style:style style:name="T15" style:parent-style-name="DefaultParagraphFont" style:family="text">
      <style:text-properties style:font-name="Courier New" style:font-name-asian="Times New Roman" style:font-name-complex="Courier New"/>
    </style:style>
    <style:style style:name="T16" style:parent-style-name="DefaultParagraphFont" style:family="text">
      <style:text-properties style:font-name-asian="Times New Roman" style:font-name-complex="Courier New" fo:color="#000000"/>
    </style:style>
    <style:style style:name="P17" style:parent-style-name="Normal" style:family="paragraph">
      <style:text-properties fo:font-weight="bold" style:font-weight-asian="bold"/>
    </style:style>
    <style:style style:name="T18" style:parent-style-name="DefaultParagraphFont" style:family="text">
      <style:text-properties style:font-name-asian="Times New Roman" style:font-name-complex="Courier New"/>
    </style:style>
    <style:style style:name="T19" style:parent-style-name="DefaultParagraphFont" style:family="text">
      <style:text-properties style:font-name-asian="Times New Roman" style:font-name-complex="Courier New"/>
    </style:style>
    <style:style style:name="T20" style:parent-style-name="DefaultParagraphFont" style:family="text">
      <style:text-properties style:font-name="Courier New" style:font-name-asian="Times New Roman" style:font-name-complex="Courier New"/>
    </style:style>
    <style:style style:name="T21" style:parent-style-name="DefaultParagraphFont" style:family="text">
      <style:text-properties style:font-name="Courier New" style:font-name-asian="Times New Roman" style:font-name-complex="Courier New" fo:font-weight="bold" style:font-weight-asian="bold" style:font-size-complex="10pt"/>
    </style:style>
    <style:style style:name="T22" style:parent-style-name="DefaultParagraphFont" style:family="text">
      <style:text-properties style:font-name="Courier New" style:font-name-asian="Times New Roman" style:font-name-complex="Courier New"/>
    </style:style>
    <style:style style:name="T23" style:parent-style-name="DefaultParagraphFont" style:family="text">
      <style:text-properties style:font-name="Courier New" style:font-name-asian="Times New Roman" style:font-name-complex="Courier New"/>
    </style:style>
    <style:style style:name="T24" style:parent-style-name="DefaultParagraphFont" style:family="text">
      <style:text-properties style:font-name="Courier New" style:font-name-asian="Times New Roman" style:font-name-complex="Courier New"/>
    </style:style>
    <style:style style:name="T25" style:parent-style-name="DefaultParagraphFont" style:family="text">
      <style:text-properties style:font-name="Courier New" style:font-name-asian="Times New Roman" style:font-name-complex="Courier New"/>
    </style:style>
    <style:style style:name="T26" style:parent-style-name="DefaultParagraphFont" style:family="text">
      <style:text-properties style:font-name-asian="Times New Roman" style:font-name-complex="Courier New"/>
    </style:style>
    <style:style style:name="T27" style:parent-style-name="DefaultParagraphFont" style:family="text">
      <style:text-properties style:font-name-asian="Times New Roman" style:font-name-complex="Courier New"/>
    </style:style>
    <style:style style:name="T28" style:parent-style-name="DefaultParagraphFont" style:family="text">
      <style:text-properties style:font-name-asian="Times New Roman" style:font-name-complex="Courier New"/>
    </style:style>
    <style:style style:name="T29" style:parent-style-name="DefaultParagraphFont" style:family="text">
      <style:text-properties style:font-name-asian="Times New Roman" style:font-name-complex="Courier New"/>
    </style:style>
    <style:style style:name="T30" style:parent-style-name="DefaultParagraphFont" style:family="text">
      <style:text-properties style:font-name="Courier New" style:font-name-asian="Times New Roman" style:font-name-complex="Courier New"/>
    </style:style>
    <style:style style:name="P31" style:parent-style-name="Normal" style:family="paragraph">
      <style:text-properties fo:font-weight="bold" style:font-weight-asian="bold"/>
    </style:style>
    <style:style style:name="T32" style:parent-style-name="DefaultParagraphFont" style:family="text">
      <style:text-properties style:font-name-asian="Times New Roman" style:font-name-complex="Courier New"/>
    </style:style>
    <style:style style:name="T33" style:parent-style-name="DefaultParagraphFont" style:family="text">
      <style:text-properties style:font-name-asian="Times New Roman" style:font-name-complex="Courier New"/>
    </style:style>
    <style:style style:name="T34" style:parent-style-name="DefaultParagraphFont" style:family="text">
      <style:text-properties style:font-name="Courier New" style:font-name-asian="Times New Roman" style:font-name-complex="Courier New"/>
    </style:style>
    <style:style style:name="P35" style:parent-style-name="Normal" style:family="paragraph">
      <style:text-properties fo:font-weight="bold" style:font-weight-asian="bold"/>
    </style:style>
    <style:style style:name="T36" style:parent-style-name="DefaultParagraphFont" style:family="text">
      <style:text-properties style:font-name-asian="Times New Roman" style:font-name-complex="Courier New"/>
    </style:style>
    <style:style style:name="T37" style:parent-style-name="DefaultParagraphFont" style:family="text">
      <style:text-properties style:font-name="Courier New" style:font-name-asian="Times New Roman" style:font-name-complex="Courier New"/>
    </style:style>
    <style:style style:name="P38" style:parent-style-name="Normal" style:family="paragraph">
      <style:text-properties fo:font-weight="bold" style:font-weight-asian="bold"/>
    </style:style>
    <style:style style:name="T39" style:parent-style-name="DefaultParagraphFont" style:family="text">
      <style:text-properties style:font-name-asian="Times New Roman" style:font-name-complex="Courier New"/>
    </style:style>
    <style:style style:name="P40" style:parent-style-name="Normal" style:family="paragraph">
      <style:text-properties fo:font-weight="bold" style:font-weight-asian="bold"/>
    </style:style>
    <style:style style:name="T41" style:parent-style-name="DefaultParagraphFont" style:family="text">
      <style:text-properties style:font-name-asian="Times New Roman" style:font-name-complex="Courier New"/>
    </style:style>
    <style:style style:name="T42" style:parent-style-name="DefaultParagraphFont" style:family="text">
      <style:text-properties style:font-name-asian="Times New Roman" style:font-name-complex="Courier New"/>
    </style:style>
    <style:style style:name="P43" style:parent-style-name="Normal" style:family="paragraph">
      <style:text-properties fo:font-weight="bold" style:font-weight-asian="bold"/>
    </style:style>
    <style:style style:name="T44" style:parent-style-name="DefaultParagraphFont" style:family="text">
      <style:text-properties style:font-name-asian="Times New Roman" style:font-name-complex="Courier New"/>
    </style:style>
    <style:style style:name="T45" style:parent-style-name="DefaultParagraphFont" style:family="text">
      <style:text-properties style:font-name-asian="Times New Roman" style:font-name-complex="Courier New"/>
    </style:style>
    <style:style style:name="P46" style:parent-style-name="Normal" style:family="paragraph">
      <style:text-properties fo:font-weight="bold" style:font-weight-asian="bold"/>
    </style:style>
    <style:style style:name="T47" style:parent-style-name="DefaultParagraphFont" style:family="text">
      <style:text-properties style:font-name-asian="Times New Roman" style:font-name-complex="Courier New"/>
    </style:style>
    <style:style style:name="T48" style:parent-style-name="DefaultParagraphFont" style:family="text">
      <style:text-properties style:font-name-asian="Times New Roman" style:font-name-complex="Courier New"/>
    </style:style>
    <style:style style:name="T49" style:parent-style-name="DefaultParagraphFont" style:family="text">
      <style:text-properties style:font-name-asian="Times New Roman" style:font-name-complex="Courier New"/>
    </style:style>
    <style:style style:name="P50" style:parent-style-name="Normal" style:family="paragraph">
      <style:text-properties fo:font-weight="bold" style:font-weight-asian="bold"/>
    </style:style>
    <style:style style:name="T51" style:parent-style-name="DefaultParagraphFont" style:family="text">
      <style:text-properties style:font-name="Courier New" style:font-name-asian="Times New Roman" style:font-name-complex="Courier New"/>
    </style:style>
  </office:automatic-styles>
  <office:body>
    <office:text text:use-soft-page-breaks="true">
      <text:p text:style-name="P1">Install and operate with Husky robot</text:p>
      <text:p text:style-name="Normal"/>
      <text:p text:style-name="Normal"/>
      <text:p text:style-name="P2">Installation</text:p>
      <text:p text:style-name="Normal">If you have<text:s/>completed<text:s/>the previous tutorial there is a nitro_installation folder in your home directory</text:p>
      <text:p text:style-name="Normal">Open new terminal and complete the following commands:</text:p>
      <text:list text:style-name="LFO1" text:continue-numbering="true">
        <text:list-item>
          <text:p text:style-name="P3">Enter nitro_installation folder:<text:s/><text:span text:style-name="T4">cd nitro_installation folder</text:span></text:p>
        </text:list-item>
        <text:list-item>
          <text:p text:style-name="P5">Give permissions to the file:<text:s/><text:span text:style-name="T6">chmod 775 install_husky_packs.sh</text:span></text:p>
        </text:list-item>
        <text:list-item>
          <text:p text:style-name="P7">Run the script:<text:s/><text:span text:style-name="T8">bash ./install_husky_packs.sh</text:span></text:p>
        </text:list-item>
        <text:list-item>
          <text:p text:style-name="P9">When the process is complete you will see the massage<text:s/><text:span text:style-name="T10">&lt;Complete!!!&gt;</text:span><text:s/>at the end of the terminal. Close the terminal!</text:p>
        </text:list-item>
      </text:list>
      <text:p text:style-name="Normal"/>
      <text:p text:style-name="P11">Starting Husky robot in Gazebo simulation</text:p>
      <text:p text:style-name="Normal">Open new terminal and enter the command:</text:p>
      <text:p text:style-name="Normal">Run one of the two provided simulation environments:</text:p>
      <text:list text:style-name="LFO2" text:continue-numbering="true">
        <text:list-item>
          <text:p text:style-name="P12">Simulate Husky in an empty world. You can add new objects to this world using the Gazebo controls.</text:p>
        </text:list-item>
      </text:list>
      <text:p text:style-name="Normal"><text:span text:style-name="T13">roslaunch husky_gazebo husky_empty_world.launch</text:span></text:p>
      <text:p text:style-name="Normal"/>
      <text:list text:style-name="LFO3" text:continue-numbering="true">
        <text:list-item>
          <text:p text:style-name="P14">Simulate Husky in a Clearpath designed world. This is the base environment for the navigation tutorials. It will take some time to start, as the simulator will need to download resources from the<text:s/>Gazebo servers.</text:p>
        </text:list-item>
      </text:list>
      <text:p text:style-name="Normal"><text:span text:style-name="T15">roslaunch husky_gazebo husky_playpen.launch</text:span></text:p>
      <text:p text:style-name="Normal"/>
      <text:p text:style-name="Normal"><text:span text:style-name="T16">It will take some time to start, as the simulator will need to download resources from the Gazebo servers.</text:span></text:p>
      <text:p text:style-name="Normal"/>
      <text:p text:style-name="P17">Move the robot in the simulation</text:p>
      <text:p text:style-name="Normal"><text:span text:style-name="T18">In order to teleoperate the Husky robot with the<text:s/></text:span><text:span text:style-name="T19">keyboard, launch the teleoperation node with below command in a new terminal window. This terminal must be active if you want to send commands.</text:span></text:p>
      <text:p text:style-name="Normal"><text:span text:style-name="T20">rosrun teleop_twist_keyboard teleop_twist_keyboard.py</text:span></text:p>
      <text:p text:style-name="Normal"/>
      <text:p text:style-name="Normal">To terminate the teleop node enter the<text:s/><text:span text:style-name="T21">Ctrl+C</text:span><text:s/>in the terminal that run that node.</text:p>
      <text:p text:style-name="Normal"/>
      <text:p text:style-name="Normal">Husky Gmapping demo:<text:s/><text:a xlink:href="http://wiki.ros.org/husky_navigation/Tutorials/Husky%20Gmapping%20Demo" office:target-frame-name="_top" xlink:show="replace">http://wiki.ros.org/husky_navigation/Tutorials/Husky%20Gmapping%20Demo</text:a></text:p>
      <text:p text:style-name="Normal">In three separate terminal windows:</text:p>
      <text:p text:style-name="Normal">Start the Clearpath-configured Husky simulation environment:</text:p>
      <text:p text:style-name="Normal"><text:span text:style-name="T22">roslaunch husky_gazebo husky_playpen.launch</text:span></text:p>
      <text:p text:style-name="Normal"/>
      <text:p text:style-name="Normal">Start the Clearpath-configured rviz visualizer:</text:p>
      <text:p text:style-name="Normal"><text:span text:style-name="T23">roslaunch husky_viz view_robot.launch</text:span></text:p>
      <text:p text:style-name="Normal"/>
      <text:p text:style-name="Normal">Start the gmapping demo:</text:p>
      <text:p text:style-name="Normal"><text:span text:style-name="T24">roslaunch husky_navigation gmapping_demo.launch</text:span></text:p>
      <text:p text:style-name="Normal"/>
      <text:p text:style-name="Normal">In the<text:s/>Rviz visualizer, make sure the visualizers in the Navigation group are enabled.</text:p>
      <text:p text:style-name="Normal"/>
      <text:p text:style-name="Normal">Use the 2D Nav Goal tool in the top toolbar to select a movement goal in the visualizer. Make sure to select an unoccupied (dark grey) or unexplored (light grey) location.</text:p>
      <text:p text:style-name="Normal"/>
      <text:p text:style-name="Normal">As the robot moves, you should see the grey static map (map topic) grow. Occasionally, the gmapping algorithm will relocalize the robot, causing a discrete jump in the map-&gt;odom transform.</text:p>
      <text:p text:style-name="Normal"/>
      <text:p text:style-name="Normal">To save the generated map, you can run the map_saver utility in new terminal:</text:p>
      <text:p text:style-name="Normal"/>
      <text:p text:style-name="Normal"><text:span text:style-name="T25">rosrun map_server map_saver -f &lt;filename&gt;</text:span></text:p>
      <text:p text:style-name="Normal"/>
      <text:p text:style-name="Normal"><text:span text:style-name="T26">Husky Frontier Exploration dem</text:span><text:span text:style-name="T27">o</text:span></text:p>
      <text:p text:style-name="Normal"><text:span text:style-name="T28">In three separate terminal windows:</text:span></text:p>
      <text:p text:style-name="Normal"><text:span text:style-name="T29">Start the Clearpath-configured Husky simulation environment:</text:span></text:p>
      <text:p text:style-name="Normal"><text:span text:style-name="T30">roslaunch husky_gazebo husky_playpen.launch</text:span></text:p>
      <text:p text:style-name="P31"/>
      <text:p text:style-name="Normal"><text:span text:style-name="T32">Start the Clearpath-config</text:span><text:span text:style-name="T33">ured rviz visualizer:</text:span></text:p>
      <text:p text:style-name="Normal"><text:span text:style-name="T34">roslaunch husky_viz view_robot.launch</text:span></text:p>
      <text:p text:style-name="P35"/>
      <text:p text:style-name="Normal"><text:span text:style-name="T36">Start the frontier_exploration demo:</text:span></text:p>
      <text:p text:style-name="Normal"><text:span text:style-name="T37">roslaunch husky_navigation exploration_demo.launch</text:span></text:p>
      <text:p text:style-name="P38"/>
      <text:p text:style-name="Normal"><text:span text:style-name="T39">In the Rviz visualizer, make sure the visualizers in the Navigation group are enabled.</text:span></text:p>
      <text:p text:style-name="P40"/>
      <text:p text:style-name="Normal"><text:span text:style-name="T41">Use the Point<text:s/></text:span><text:span text:style-name="T42">tool in the top toolbar to draw a closed polygon on the map that the Husky should explore. Watch the terminal window for instructions.</text:span></text:p>
      <text:p text:style-name="P43"/>
      <text:p text:style-name="Normal"><text:span text:style-name="T44">As the robot moves, you should see the grey static map (map topic) grow. Occasionally, the gmapping algorithm will reloc</text:span><text:span text:style-name="T45">alize the robot, causing a discrete jump in the map-&gt;odom transform.</text:span></text:p>
      <text:p text:style-name="P46"/>
      <text:p text:style-name="Normal"><text:span text:style-name="T47">When the exploration goal is complete, you will see a feedback message in the terminal window. You can now issue a new exploration goal if you wish.</text:span></text:p>
      <text:p text:style-name="Normal"><text:span text:style-name="T48">To save the generated map, you can ru</text:span><text:span text:style-name="T49">n the map_saver utility:</text:span></text:p>
      <text:p text:style-name="P50"/>
      <text:p text:style-name="Normal"><text:span text:style-name="T51">rosrun map_server map_saver -f &lt;filename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DejaVu Sans Mono" style:font-name-complex="Liberation Mono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fan Chivarov</dc:creator>
    <meta:creation-date>2021-05-04T12:38:00Z</meta:creation-date>
    <dc:date>2021-05-05T04:17:00Z</dc:date>
    <meta:template xlink:href="Normal.dotm" xlink:type="simple"/>
    <meta:editing-cycles>9</meta:editing-cycles>
    <meta:editing-duration>PT5040S</meta:editing-duration>
    <meta:document-statistic meta:page-count="1" meta:paragraph-count="7" meta:word-count="536" meta:character-count="3589" meta:row-count="25" meta:non-whitespace-character-count="3060"/>
  </office:meta>
</office:document-meta>
</file>